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iteration table:status="enable" table:steps="1000" table:maximum-difference="0.0001"/>
      </table:calculation-settings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Tinley603</text:p>
          </table:table-cell>
          <table:table-cell office:value-type="string" calcext:value-type="string">
            <text:p>Tinley003</text:p>
          </table:table-cell>
          <table:table-cell office:value-type="string" calcext:value-type="string">
            <text:p>Serena001</text:p>
          </table:table-cell>
          <table:table-cell/>
          <table:table-cell office:value-type="string" calcext:value-type="string">
            <text:p>Green/white</text:p>
          </table:table-cell>
          <table:table-cell office:value-type="string" calcext:value-type="string">
            <text:p>Yellow/Bl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ty</text:p>
          </table:table-cell>
          <table:table-cell office:value-type="float" office:value="0.12252" calcext:value-type="float">
            <text:p>0.12252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12658" calcext:value-type="float">
            <text:p>0.12658</text:p>
          </table:table-cell>
          <table:table-cell/>
          <table:table-cell office:value-type="float" office:value="775" calcext:value-type="float">
            <text:p>7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elsius</text:p>
          </table:table-cell>
        </table:table-row>
        <table:table-row table:style-name="ro2">
          <table:table-cell/>
          <table:table-cell office:value-type="float" office:value="0.21415" calcext:value-type="float">
            <text:p>0.21415</text:p>
          </table:table-cell>
          <table:table-cell office:value-type="float" office:value="0.174618" calcext:value-type="float">
            <text:p>0.174618</text:p>
          </table:table-cell>
          <table:table-cell office:value-type="float" office:value="0.2000892" calcext:value-type="float">
            <text:p>0.200089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 style:data-style-name="N2" text:time-value="0000-00-00T00:00:02.957975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an Riet</meta:initial-creator>
    <meta:creation-date>2014-03-22T15:43:25.923877737</meta:creation-date>
    <dc:date>2014-03-24T09:36:33.101183954</dc:date>
    <dc:creator>Adriaan Riet</dc:creator>
    <meta:editing-duration>PT16S</meta:editing-duration>
    <meta:editing-cycles>2</meta:editing-cycles>
    <meta:generator>LibreOffice/4.1.3.2$Linux_X86_64 LibreOffice_project/410m0$Build-2</meta:generator>
    <meta:document-statistic meta:table-count="1" meta:cell-count="15" meta:object-count="0"/>
  </office:meta>
</office:document-meta>
</file>